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5694" officeooo:paragraph-rsid="001f5694"/>
    </style:style>
    <style:style style:name="P2" style:family="paragraph" style:parent-style-name="Standard">
      <style:text-properties officeooo:rsid="001f5694" officeooo:paragraph-rsid="001fb25a"/>
    </style:style>
    <style:style style:name="P3" style:family="paragraph" style:parent-style-name="Standard">
      <style:text-properties officeooo:rsid="001f5694" officeooo:paragraph-rsid="002056d6"/>
    </style:style>
    <style:style style:name="P4" style:family="paragraph" style:parent-style-name="Standard">
      <style:text-properties officeooo:rsid="001f5694" officeooo:paragraph-rsid="0021e9d5"/>
    </style:style>
    <style:style style:name="P5" style:family="paragraph" style:parent-style-name="Standard">
      <style:text-properties officeooo:paragraph-rsid="001f5694"/>
    </style:style>
    <style:style style:name="P6" style:family="paragraph" style:parent-style-name="Standard">
      <style:text-properties officeooo:rsid="001fb25a" officeooo:paragraph-rsid="001fb25a"/>
    </style:style>
    <style:style style:name="P7" style:family="paragraph" style:parent-style-name="Standard">
      <style:text-properties officeooo:paragraph-rsid="001fb25a"/>
    </style:style>
    <style:style style:name="P8" style:family="paragraph" style:parent-style-name="Standard">
      <style:text-properties officeooo:paragraph-rsid="002056d6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f5694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fb25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2056d6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1f5694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1fb25a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f5694" officeooo:paragraph-rsid="002056d6"/>
    </style:style>
    <style:style style:name="T1" style:family="text">
      <style:text-properties fo:font-variant="normal" fo:text-transform="none" fo:color="#50505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505050" style:font-name="Liberation Serif" fo:font-size="14pt" fo:letter-spacing="normal" fo:font-style="normal" fo:font-weight="bold" officeooo:rsid="001f5694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505050" style:font-name="Liberation Serif" fo:font-size="14pt" fo:letter-spacing="normal" fo:font-style="normal" fo:font-weight="bold" officeooo:rsid="001fb25a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505050" style:font-name="Liberation Serif" fo:font-size="14pt" fo:letter-spacing="normal" fo:font-style="normal" fo:font-weight="bold" officeooo:rsid="002056d6" style:font-size-asian="14pt" style:font-weight-asian="bold" style:font-size-complex="14pt" style:font-weight-complex="bold"/>
    </style:style>
    <style:style style:name="T5" style:family="text">
      <style:text-properties officeooo:rsid="001f5694"/>
    </style:style>
    <style:style style:name="T6" style:family="text">
      <style:text-properties officeooo:rsid="001fb25a"/>
    </style:style>
    <style:style style:name="T7" style:family="text">
      <style:text-properties officeooo:rsid="002056d6"/>
    </style:style>
    <style:style style:name="T8" style:family="text">
      <style:text-properties officeooo:rsid="0021e9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Request: i</text:span><text:span text:style-name="T1">tsovy.sk:1122/auth/register </text:span></text:p>
      <text:p text:style-name="P12"><text:span text:style-name="T1">method POST</text:span></text:p>
      <text:p text:style-name="P12"><text:span text:style-name="T1">Body:</text:span></text:p>
      <text:p text:style-name="Standard">{<text:line-break/><text:tab/>"username" : "michalnov",<text:line-break/><text:tab/>"name" : "michal",<text:line-break/><text:tab/>"surname" : "novotny",<text:line-break/><text:tab/>"email" : "michal.novotny@akademiasovy.sk",<text:line-break/><text:tab/>"password" : "secret",<text:line-break/><text:tab/>"class" : "2.N"<text:line-break/>}</text:p>
      <text:p text:style-name="Standard"/>
      <text:p text:style-name="P1">response </text:p>
      <text:p text:style-name="P1">valid</text:p>
      <text:p text:style-name="P1"><text:tab/>code 201</text:p>
      <text:p text:style-name="P1"><text:tab/>created</text:p>
      <text:p text:style-name="P1">invalid</text:p>
      <text:p text:style-name="P1"><text:tab/>code 300</text:p>
      <text:p text:style-name="P1"><text:tab/>code 500</text:p>
      <text:p text:style-name="Standard"/>
      <text:p text:style-name="Standard"/>
      <text:p text:style-name="P6">Data stored in database</text:p>
      <text:p text:style-name="P5">iduser <text:tab/><text:tab/>: <text:span text:style-name="T5">1</text:span></text:p>
      <text:p text:style-name="P5">username <text:tab/>: <text:s/>michalnov</text:p>
      <text:p text:style-name="P5">salt <text:s text:c="5"/><text:tab/><text:tab/>: <text:s/>XLUN/963N</text:p>
      <text:p text:style-name="P5">password <text:tab/>: <text:s/>69579b841ff6d07983458985d37d3256</text:p>
      <text:p text:style-name="P5">auth <text:tab/><text:tab/>: <text:s/>user</text:p>
      <text:p text:style-name="P5">created <text:s text:c="4"/><text:tab/>: <text:s/>2019-03-06 14:38:26</text:p>
      <text:p text:style-name="P5">email <text:s text:c="6"/><text:tab/>: <text:s/>michal.novotny@akademiasovy.sk</text:p>
      <text:p text:style-name="P5">profilepicture<text:tab/>: <text:s/>NULL</text:p>
      <text:p text:style-name="P5">active <text:tab/><text:tab/>: <text:span text:style-name="T5">n</text:span></text:p>
      <text:p text:style-name="Standard"/>
      <text:p text:style-name="P6">Activation via email with activation token</text:p>
      <text:p text:style-name="Standard"/>
      <text:p text:style-name="P6">In future administrator approbation before sending activation email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Request: i</text:span><text:span text:style-name="T1">tsovy.sk:1122/auth/</text:span><text:span text:style-name="T2">login</text:span><text:span text:style-name="T1"> </text:span></text:p>
      <text:p text:style-name="P12"><text:span text:style-name="T1">method POST</text:span></text:p>
      <text:p text:style-name="P12"><text:span text:style-name="T1">Body:</text:span></text:p>
      <text:p text:style-name="P5">{<text:line-break/><text:tab/>"sessionid" : "aaabcd22",<text:line-break/><text:tab/>"username" : "michalnov",<text:line-break/><text:tab/>"password" : "secret"<text:line-break/>}</text:p>
      <text:p text:style-name="P5"/>
      <text:p text:style-name="P1">response </text:p>
      <text:p text:style-name="P1">valid</text:p>
      <text:p text:style-name="P1"><text:tab/>code 200</text:p>
      <text:p text:style-name="P1"><text:tab/>{<text:line-break/> <text:s text:c="2"/><text:tab/><text:tab/>"sessionid": "aaabcd22",<text:line-break/> <text:s text:c="2"/><text:tab/><text:tab/>"iduser": 1,<text:line-break/> <text:s text:c="3"/><text:tab/><text:tab/>"token": "G8CuGjUuOJn5QEmEeS8Pi7"<text:line-break/><text:tab/>}</text:p>
      <text:p text:style-name="P1"/>
      <text:p text:style-name="P1">invalid</text:p>
      <text:p text:style-name="P1"><text:tab/>code 300</text:p>
      <text:p text:style-name="P1"><text:tab/>code 500</text:p>
      <text:p text:style-name="P1"/>
      <text:p text:style-name="P6">Sessions data stored only in server persistence.</text:p>
      <text:p text:style-name="P6"/>
      <text:p text:style-name="P6">In future possibility of long term “remember me”. Session and token stored in databas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2">Request: i</text:span><text:span text:style-name="T1">tsovy.sk:1122/auth/</text:span><text:span text:style-name="T3">chpasswd</text:span><text:span text:style-name="T1"> </text:span></text:p>
      <text:p text:style-name="P13"><text:span text:style-name="T1">method POST</text:span></text:p>
      <text:p text:style-name="P13"><text:span text:style-name="T1">Body:</text:span></text:p>
      <text:p text:style-name="P8">{<text:line-break/><text:tab/>"auth" : {<text:line-break/><text:tab/> <text:s text:c="3"/>"sessionid": "aaabcd<text:span text:style-name="T6">22</text:span>",<text:line-break/><text:tab/> <text:s text:c="3"/>"iduser": 1,<text:line-break/><text:tab/> <text:s text:c="3"/>"token": "<text:span text:style-name="T5">G8CuGjUuOJn5QEmEeS8Pi7</text:span>"<text:line-break/><text:tab/>},<text:line-break/><text:tab/>"oldpass" : "secret",<text:line-break/><text:tab/>"newpass" : "secret22"<text:line-break/>}</text:p>
      <text:p text:style-name="P7"/>
      <text:p text:style-name="P2">response </text:p>
      <text:p text:style-name="P2">valid</text:p>
      <text:p text:style-name="P2"><text:tab/>code 200</text:p>
      <text:p text:style-name="P2"><text:tab/>{<text:line-break/> <text:s text:c="2"/><text:tab/><text:tab/>"status": "succes<text:span text:style-name="T6">s</text:span>"<text:line-break/><text:tab/>}</text:p>
      <text:p text:style-name="P2"/>
      <text:p text:style-name="P2">invalid</text:p>
      <text:p text:style-name="P2"><text:tab/>code 300</text:p>
      <text:p text:style-name="P2"><text:tab/>code 500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pan text:style-name="T2">Request: i</text:span><text:span text:style-name="T1">tsovy.sk:1122/</text:span><text:span text:style-name="T4">user</text:span><text:span text:style-name="T1">/</text:span><text:span text:style-name="T4">listall</text:span><text:span text:style-name="T1"> </text:span></text:p>
      <text:p text:style-name="P14"><text:span text:style-name="T1">method POST</text:span></text:p>
      <text:p text:style-name="P14"><text:span text:style-name="T1">Body:</text:span></text:p>
      <text:p text:style-name="P8">{<text:line-break/> <text:s text:c="3"/>"sessionid": "aaabcd22",<text:line-break/> <text:s text:c="3"/>"iduser": 1,<text:line-break/> <text:s text:c="3"/>"token": "G8CuGjUuOJn5QEmEeS8Pi7"<text:line-break/>}</text:p>
      <text:p text:style-name="P8"/>
      <text:p text:style-name="P3">response </text:p>
      <text:p text:style-name="P3">valid</text:p>
      <text:p text:style-name="P3"><text:tab/>code 200</text:p>
      <text:p text:style-name="P3"><text:tab/>[<text:line-break/> <text:s text:c="2"/><text:tab/>{<text:line-break/><text:tab/> <text:s text:c="4"/>"username": "michalnov",<text:line-break/><text:tab/> <text:s text:c="4"/>"userid": 1,<text:line-break/><text:tab/> <text:s text:c="4"/>"email": "michal.novotny@akademiasovy.sk"<text:line-break/><text:tab/> <text:s text:c="2"/>},<text:line-break/><text:tab/> <text:s text:c="2"/>{<text:line-break/><text:tab/> <text:s text:c="4"/>"username": "michalnov22",<text:line-break/><text:tab/> <text:s text:c="4"/>"userid": 2,<text:line-break/><text:tab/> <text:s text:c="4"/>"email": "michal.novotny22@akademiasovy.sk"<text:line-break/><text:tab/> <text:s text:c="2"/>},<text:line-break/><text:tab/> <text:s text:c="2"/>{<text:line-break/><text:tab/> <text:s text:c="4"/>"username": "martinhercka",<text:line-break/><text:tab/> <text:s text:c="4"/>"userid": 3,<text:line-break/><text:tab/> <text:s text:c="4"/>"email": "martin.hercka@akademiasovy.sk"<text:line-break/><text:tab/> <text:s text:c="2"/>}<text:line-break/><text:tab/>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 text:c="2"/><text:span text:style-name="T8">Server configuration example</text:span> </text:p>
      <text:p text:style-name="P4"><text:s/>"server" : {</text:p>
      <text:p text:style-name="P3"><text:s text:c="8"/>"folder" : "~/go/src/gitlab.com/sovygo/Server",</text:p>
      <text:p text:style-name="P3"><text:s text:c="8"/>"port": ":1122",</text:p>
      <text:p text:style-name="P3"><text:s text:c="8"/>"host" : "http://itsovy.sk",</text:p>
      <text:p text:style-name="P3"><text:s text:c="8"/>"shutdownkey": ""</text:p>
      <text:p text:style-name="P3"><text:s text:c="4"/>},</text:p>
      <text:p text:style-name="P3"><text:s text:c="4"/>"mailer" : {</text:p>
      <text:p text:style-name="P3"><text:s text:c="8"/>"username" : "",</text:p>
      <text:p text:style-name="P3"><text:s text:c="8"/>"password" : ""</text:p>
      <text:p text:style-name="P3"><text:s text:c="4"/>},</text:p>
      <text:p text:style-name="P3"><text:s text:c="4"/>"database" : {</text:p>
      <text:p text:style-name="P3"><text:s text:c="8"/>"master" : {</text:p>
      <text:p text:style-name="P3"><text:s text:c="12"/>"active" : true,</text:p>
      <text:p text:style-name="P3"><text:s text:c="12"/>"user": "gosql",</text:p>
      <text:p text:style-name="P3"><text:s text:c="12"/>"password": "<text:span text:style-name="T8">secret</text:span>",</text:p>
      <text:p text:style-name="P3"><text:s text:c="12"/>"port" : "3306",</text:p>
      <text:p text:style-name="P3"><text:s text:c="12"/>"name" : "sovygo",</text:p>
      <text:p text:style-name="P3"><text:s text:c="12"/>"address" : "127.0.0.1"</text:p>
      <text:p text:style-name="P3"><text:s text:c="8"/>},</text:p>
      <text:p text:style-name="P3"><text:s text:c="8"/>"root" : {</text:p>
      <text:p text:style-name="P3"><text:s text:c="12"/>"active" : false,</text:p>
      <text:p text:style-name="P3"><text:s text:c="12"/>"user": "root",</text:p>
      <text:p text:style-name="P3"><text:s text:c="12"/>"password": "secret",</text:p>
      <text:p text:style-name="P3"><text:s text:c="12"/>"port" : "3306",</text:p>
      <text:p text:style-name="P3"><text:s text:c="12"/>"name" : "",</text:p>
      <text:p text:style-name="P3"><text:s text:c="12"/>"address" : "127.0.0.1"</text:p>
      <text:p text:style-name="P3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4:35:51.060000000</meta:creation-date>
    <dc:date>2019-03-06T15:20:16.440000000</dc:date>
    <meta:editing-duration>PT2M43S</meta:editing-duration>
    <meta:editing-cycles>1</meta:editing-cycles>
    <meta:document-statistic meta:table-count="0" meta:image-count="0" meta:object-count="0" meta:page-count="5" meta:paragraph-count="83" meta:word-count="284" meta:character-count="2524" meta:non-whitespace-character-count="1881"/>
    <meta:generator>LibreOffice/6.0.6.2$Windows_X86_64 LibreOffice_project/0c292870b25a325b5ed35f6b45599d2ea4458e77</meta:generator>
  </office:meta>
</office:document-meta>
</file>